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list-style-name="L1"/>
    <style:style style:name="P4" style:family="paragraph" style:parent-style-name="Text_20_body" style:list-style-name="L1">
      <style:text-properties fo:font-style="normal" fo:font-weight="normal" style:font-style-asian="normal" style:font-weight-asian="normal" style:font-style-complex="normal" style:font-weight-complex="normal"/>
    </style:style>
    <style:style style:name="P5" style:family="paragraph" style:parent-style-name="Text_20_body" style:list-style-name="L2">
      <style:paragraph-properties fo:margin-top="0cm" fo:margin-bottom="0cm"/>
    </style:style>
    <style:style style:name="T1" style:family="text">
      <style:text-properties fo:language="en" fo:country="U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INFORMÁTICA</text:p>
      <text:p text:style-name="Standard"/>
      <text:p text:style-name="P1">Bioinformática e biologia computacional envolve o uso de técnicas de matemática aplicada, informática, estatística, e ciência da computação para resolver problemas biológicos. Principais empenhos em pesquisa na área incluem alinhamento de seqüência, descobrimento de genes, montagem do genoma, alinhamento de estrutura protéica, predição de estrutura protéica, predição de expressão de genes e modelagem de evolução.</text:p>
      <text:p text:style-name="P1">Os termos Bioinformática e biologia computacional são freqüentemente misturados, apesar do primeiro tipicamente focar em desenvolvimento de algoritmos e métodos computacionais específicos, enquanto o último foca mais no teste de hipóteses e descoberta no domínio da biologia.</text:p>
      <text:p text:style-name="P1">Uma linha em comum entre projetos dessas áreas é o uso de ferramentas matemáticas para extrair informações úteis de dados com ruídos produzidos por técnicas de alto <text:span text:style-name="T1">throughput</text:span><text:span text:style-name="T2"> </text:span><text:span text:style-name="T3">como o genoma.</text:span></text:p>
      <text:p text:style-name="P2">PRINCIPAIS CAMPOS</text:p>
      <text:list text:style-name="L1">
        <text:list-item>
          <text:p text:style-name="P3"><text:span text:style-name="T4">ANÁLISE DE SEQÜÊNCIA</text:span></text:p>
          <text:p text:style-name="P3"><text:span text:style-name="T4">Desde que o Phage Phi-X174 foi decodificado em 1977, as sequências de DNA de mais e mais organismos têm sido também e armazenadas em bancos de dados computacionais. Este volume de dados é analisado para determinar genes que codificam proteínas, assim como sequências regulatórias. Uma comparação de genes numa determinada espécie ou entre espécies diferentes pode mostrar similaridades entre funções de proteínas, ou relações entre essas espécies. Com a crescente quantidade de dados, há algum tempo tornou-se impraticável analisar sequências de DNA manualmente. Hoje, programas de computadores são usados para procurar o genoma de milhares de organismos, contendo bilhões de nucleotídeos (o ser humano tem algo em torno de 3,15 bilhões). Estes programas podem compensar mutações (em bases de troca, extinção, ou inserção) na seqüência de DNA, com o objetivo de identificar quais seqüências são relacionadas mas não idênticas.</text:span></text:p>
          <text:p text:style-name="P4"/>
        </text:list-item>
        <text:list-item>
          <text:p text:style-name="P3">PREDIÇÃO DE ESTRUTURA PROTÉICA (SEQÜÊNCIAS HOMÓLOGAS)</text:p>
          <text:p text:style-name="P3">É outra importante aplicação da Bioinformática. A seqüência de aminoácido de uma proteína, chamada de estrutura primária, pode ser facilmente determinada de uma seqüência no gene que a codifica. Na maioria dos casos, essa estrutura primária unicamente determina seu ambiente nativo. (Há exceções como a encefalopatia espongiforme bovina, também conhecida como o Mal da Vaca Louca). Conhecimento dessa estrutura é vital no entendimento da função da proteína. </text:p>
          <text:p text:style-name="P3">Outra idéia central é a noção de homologia. Num ramo genômico da Bioinformática, homologia é usada para predizer a função de um gene: se a seqüência do gene A, cuja função é conhecida, é homóloga a uma seqüência do gene B, cuja função é desconhecida, podemos inferir heuristicamente que B compartilha das funções de A . No ramo estrutural da Bioinformática homologia é usada para determinar quais partes de uma proteína é importante na formação da estrutura e interação com outras proteínas.</text:p>
          <text:p text:style-name="P3">Um exemplo é a homologia protéica entre hemoglobinas humanas e leghemoglobinas nos legumes. Ambos servem ao propósito de transportar oxigênio e apesar de suas cadeias de aminoácidos diferirem completamente, a estrutura protéica é virtualmente idêntica o que reflete seu propósito praticamente idêntico.</text:p>
        </text:list-item>
      </text:list>
      <text:p text:style-name="Text_20_body"/>
      <text:list text:style-name="L1" text:continue-numbering="true">
        <text:list-item>
          <text:p text:style-name="P3">DESCOBRIMENTO DE GENES</text:p>
          <text:p text:style-name="P3"><text:span text:style-name="T4"><text:s/>Um outro aspecto da Bioinformática é a busca automática por genes e sequencias regulatórias no genoma. Nem todos nucleotídeos no genoma são genes. No genoma de organismos superiores, boa parte do DNA não serve para propósito algum. Esse famigerado <text:s/></text:span><text:span text:style-name="T5">junk </text:span><text:span text:style-name="T4">DNA pode conter, todavia, elementos funcionais. </text:span></text:p>
          <text:p text:style-name="P3">Além disso a descoberta de genes inclui além de genes que codificam proteínas, outros elementos funcionais tais como genes RNA e regiões regulatórias.</text:p>
        </text:list-item>
      </text:list>
      <text:p text:style-name="Text_20_body"><text:tab/>Tempos atrás, essa descoberta era baseada na experimentação compenetrada de células <text:tab/>vivas. Análise estatística das taxas de homologia de muitos genes podiam determinar sua <text:tab/>ordem em um certo cromossomo, e informação de muitos desses experimentos podiam ser <text:tab/>combinadas para criar um mapa genético especificando a localização aproximada dos genes <text:tab/>conhecidos relativa a outro gene. Hoje, com a melhor compreensão das sequências e <text:tab/>poderosos recursos computacionais à disposição a comunidade de pesquisa, descoberta de <text:tab/>genes tem sido refinada à um problema de grande computação.</text:p>
      <text:list text:style-name="L1" text:continue-numbering="true">
        <text:list-header>
          <text:p text:style-name="P3"/>
        </text:list-header>
        <text:list-item>
          <text:p text:style-name="P3">ANÁLISE DE IMAGENS</text:p>
        </text:list-item>
      </text:list>
      <text:p text:style-name="P2"><text:tab/>Tecnologias computacionais são usadas para acelerar ou automatizar o processamento, <text:tab/>quantificação e análise de grande quantidade de conteúdo com muitas informações de <text:tab/>imagem biomédicas. Sistemas de análise moderna de imagens aumentam a habilidade do <text:tab/>observador a fazer medições de um grande e complexo conjunto de imagens, provendo <text:tab/>precisão, objetividade e agilidade. Um sistema de análise completamente desenvolvido pode <text:tab/>substituir o observador. Enquanto esses sistemas não são únicos a imagens relacionadas a <text:tab/>biologia, sua aplicação a problemas de biologia continua a prover desafios e soluções, <text:tab/>colocando diversas aplicações dessa natureza no guarda-chuva da Bioinformática. </text:p>
      <text:p text:style-name="P2"><text:tab/>Esses sistemas estão em processo de se tornarem muito importantes tanto para diognóstico <text:tab/>como pesquisa. Alguns exemplos:</text:p>
      <text:list text:style-name="L2">
        <text:list-item>
          <text:p text:style-name="P5">quantificação de alto <text:span text:style-name="T2">throughput</text:span> e alta fidelidade e localização sub-celular (citohistopatologia)</text:p>
        </text:list-item>
        <text:list-item>
          <text:p text:style-name="P5">morfometria é usada para analisar figuras de embriões para traçar e prever o destino de clusteres celulares durante a morfogênese</text:p>
        </text:list-item>
        <text:list-item>
          <text:p text:style-name="P5">análise e visualização clínica de imagens</text:p>
        </text:list-item>
        <text:list-item>
          <text:p text:style-name="P5">determinar em tempo real padrões de fluxo de ar nos pulmões de um indivíduo antes de depois de um desafio</text:p>
        </text:list-item>
        <text:list-item>
          <text:p text:style-name="P5">quantificar o tamanho da oclusão em tempo-real durante a recuperação de um problema arteria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Title" style:family="paragraph" style:parent-style-name="Standard" style:next-style-name="Text_20_body" style:class="text">
      <style:paragraph-properties fo:margin-top="0.423cm" fo:margin-bottom="0.499cm" fo:keep-with-next="always"/>
      <style:text-properties style:font-name="Nimbus Sans L" fo:font-size="14pt" style:font-name-asian="HG Mincho Light J" style:font-size-asian="14pt" style:font-name-complex="Nimbus Sans L1" style:font-size-complex="14pt"/>
    </style:style>
    <style:style style:name="Heading_20_3" style:display-name="Heading 3" style:family="paragraph" style:parent-style-name="Title"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Title" style:family="paragraph" style:parent-style-name="Standard" style:next-style-name="Text_20_body" style:class="text">
      <style:paragraph-properties fo:margin-top="0.423cm" fo:margin-bottom="0.499cm" fo:keep-with-next="always"/>
      <style:text-properties style:font-name="Nimbus Sans L" fo:font-size="14pt" style:font-name-asian="HG Mincho Light J" style:font-size-asian="14pt" style:font-name-complex="Nimbus Sans L1" style:font-size-complex="1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6T05:35:31</meta:creation-date>
    <dc:date>2006-04-06T08:48:38</dc:date>
    <dc:language>pt-BR</dc:language>
    <meta:editing-cycles>2</meta:editing-cycles>
    <meta:editing-duration>PT3H13M9S</meta:editing-duration>
    <meta:user-defined meta:name="Info 1"/>
    <meta:user-defined meta:name="Info 2"/>
    <meta:user-defined meta:name="Info 3"/>
    <meta:user-defined meta:name="Info 4"/>
    <meta:document-statistic meta:table-count="0" meta:image-count="0" meta:object-count="0" meta:page-count="2" meta:paragraph-count="23" meta:word-count="808" meta:character-count="5506"/>
  </office:meta>
</office:document-meta>
</file>